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8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453in" style:writing-mode="page"/>
    </style:style>
    <style:style style:name="ce2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247c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abcee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eb2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8dbce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60a0d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8f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5197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9cc5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428e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6fa9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9e0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13.2945in" svg:y="5.5118in">
            <draw:object draw:notify-on-update-of-ranges="Sheet1.I29:Sheet1.I36 Sheet1.J29:Sheet1.J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1.118" calcext:value-type="float">
            <text:p>1.118</text:p>
          </table:table-cell>
          <table:table-cell table:style-name="ce3" office:value-type="float" office:value="1.151" calcext:value-type="float">
            <text:p>1.151</text:p>
          </table:table-cell>
          <table:table-cell table:style-name="ce11" office:value-type="float" office:value="0.996" calcext:value-type="float">
            <text:p>0.996</text:p>
          </table:table-cell>
          <table:table-cell table:style-name="ce5" office:value-type="float" office:value="0.662" calcext:value-type="float">
            <text:p>0.662</text:p>
          </table:table-cell>
          <table:table-cell table:style-name="ce5" office:value-type="float" office:value="0.627" calcext:value-type="float">
            <text:p>0.627</text:p>
          </table:table-cell>
          <table:table-cell table:style-name="ce4" office:value-type="float" office:value="0.375" calcext:value-type="float">
            <text:p>0.375</text:p>
          </table:table-cell>
          <table:table-cell table:style-name="ce13" office:value-type="float" office:value="0.253" calcext:value-type="float">
            <text:p>0.253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63" calcext:value-type="float">
            <text:p>0.063</text:p>
          </table:table-cell>
          <table:table-cell table:style-name="ce14" table:number-columns-repeated="3"/>
          <table:table-cell table:style-name="ce15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1.12" calcext:value-type="float">
            <text:p>1.12</text:p>
          </table:table-cell>
          <table:table-cell table:style-name="ce3" office:value-type="float" office:value="1.167" calcext:value-type="float">
            <text:p>1.167</text:p>
          </table:table-cell>
          <table:table-cell table:style-name="ce11" office:value-type="float" office:value="0.979" calcext:value-type="float">
            <text:p>0.979</text:p>
          </table:table-cell>
          <table:table-cell table:style-name="ce9" office:value-type="float" office:value="0.902" calcext:value-type="float">
            <text:p>0.902</text:p>
          </table:table-cell>
          <table:table-cell table:style-name="ce5" office:value-type="float" office:value="0.667" calcext:value-type="float">
            <text:p>0.667</text:p>
          </table:table-cell>
          <table:table-cell table:style-name="ce4" office:value-type="float" office:value="0.419" calcext:value-type="float">
            <text:p>0.419</text:p>
          </table:table-cell>
          <table:table-cell table:style-name="ce13" office:value-type="float" office:value="0.238" calcext:value-type="float">
            <text:p>0.238</text:p>
          </table:table-cell>
          <table:table-cell table:style-name="ce8" office:value-type="float" office:value="0.114" calcext:value-type="float">
            <text:p>0.114</text:p>
          </table:table-cell>
          <table:table-cell table:style-name="ce8" office:value-type="float" office:value="0.057" calcext:value-type="float">
            <text:p>0.057</text:p>
          </table:table-cell>
          <table:table-cell table:style-name="ce14" table:number-columns-repeated="3"/>
          <table:table-cell table:style-name="ce15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float" office:value="0.381" calcext:value-type="float">
            <text:p>0.381</text:p>
          </table:table-cell>
          <table:table-cell table:style-name="ce9" office:value-type="float" office:value="0.914" calcext:value-type="float">
            <text:p>0.914</text:p>
          </table:table-cell>
          <table:table-cell table:style-name="ce12" office:value-type="float" office:value="0.736" calcext:value-type="float">
            <text:p>0.736</text:p>
          </table:table-cell>
          <table:table-cell table:number-columns-repeated="2" table:style-name="ce12" office:value-type="float" office:value="0.758" calcext:value-type="float">
            <text:p>0.758</text:p>
          </table:table-cell>
          <table:table-cell table:style-name="ce5" office:value-type="float" office:value="0.668" calcext:value-type="float">
            <text:p>0.668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7" office:value-type="float" office:value="0.782" calcext:value-type="float">
            <text:p>0.782</text:p>
          </table:table-cell>
          <table:table-cell table:style-name="ce14" table:number-columns-repeated="4"/>
          <table:table-cell table:style-name="ce15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5" office:value-type="float" office:value="0.607" calcext:value-type="float">
            <text:p>0.607</text:p>
          </table:table-cell>
          <table:table-cell table:style-name="ce10" office:value-type="float" office:value="0.5" calcext:value-type="float">
            <text:p>0.5</text:p>
          </table:table-cell>
          <table:table-cell table:style-name="ce12" office:value-type="float" office:value="0.692" calcext:value-type="float">
            <text:p>0.692</text:p>
          </table:table-cell>
          <table:table-cell table:style-name="ce12" office:value-type="float" office:value="0.697" calcext:value-type="float">
            <text:p>0.697</text:p>
          </table:table-cell>
          <table:table-cell table:style-name="ce12" office:value-type="float" office:value="0.748" calcext:value-type="float">
            <text:p>0.748</text:p>
          </table:table-cell>
          <table:table-cell table:style-name="ce6" office:value-type="float" office:value="0.539" calcext:value-type="float">
            <text:p>0.539</text:p>
          </table:table-cell>
          <table:table-cell table:style-name="ce12" office:value-type="float" office:value="0.718" calcext:value-type="float">
            <text:p>0.718</text:p>
          </table:table-cell>
          <table:table-cell table:style-name="ce12" office:value-type="float" office:value="0.693" calcext:value-type="float">
            <text:p>0.693</text:p>
          </table:table-cell>
          <table:table-cell table:style-name="ce14" table:number-columns-repeated="4"/>
          <table:table-cell table:style-name="ce15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6" office:value-type="float" office:value="0.592" calcext:value-type="float">
            <text:p>0.592</text:p>
          </table:table-cell>
          <table:table-cell table:style-name="ce5" office:value-type="float" office:value="0.617" calcext:value-type="float">
            <text:p>0.617</text:p>
          </table:table-cell>
          <table:table-cell table:style-name="ce6" office:value-type="float" office:value="0.575" calcext:value-type="float">
            <text:p>0.575</text:p>
          </table:table-cell>
          <table:table-cell table:style-name="ce10" office:value-type="float" office:value="0.515" calcext:value-type="float">
            <text:p>0.515</text:p>
          </table:table-cell>
          <table:table-cell table:style-name="ce10" office:value-type="float" office:value="0.501" calcext:value-type="float">
            <text:p>0.501</text:p>
          </table:table-cell>
          <table:table-cell table:style-name="ce7" office:value-type="float" office:value="0.767" calcext:value-type="float">
            <text:p>0.767</text:p>
          </table:table-cell>
          <table:table-cell table:style-name="ce7" office:value-type="float" office:value="0.775" calcext:value-type="float">
            <text:p>0.775</text:p>
          </table:table-cell>
          <table:table-cell table:style-name="ce12" office:value-type="float" office:value="0.701" calcext:value-type="float">
            <text:p>0.701</text:p>
          </table:table-cell>
          <table:table-cell table:style-name="ce14" table:number-columns-repeated="4"/>
          <table:table-cell table:style-name="ce15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7" office:value-type="float" office:value="0.846" calcext:value-type="float">
            <text:p>0.846</text:p>
          </table:table-cell>
          <table:table-cell table:style-name="ce6" office:value-type="float" office:value="0.567" calcext:value-type="float">
            <text:p>0.567</text:p>
          </table:table-cell>
          <table:table-cell table:style-name="ce5" office:value-type="float" office:value="0.64" calcext:value-type="float">
            <text:p>0.64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776" calcext:value-type="float">
            <text:p>0.776</text:p>
          </table:table-cell>
          <table:table-cell table:style-name="ce7" office:value-type="float" office:value="0.839" calcext:value-type="float">
            <text:p>0.839</text:p>
          </table:table-cell>
          <table:table-cell table:style-name="ce7" office:value-type="float" office:value="0.843" calcext:value-type="float">
            <text:p>0.843</text:p>
          </table:table-cell>
          <table:table-cell table:style-name="ce7" office:value-type="float" office:value="0.777" calcext:value-type="float">
            <text:p>0.777</text:p>
          </table:table-cell>
          <table:table-cell table:style-name="ce14" table:number-columns-repeated="4"/>
          <table:table-cell table:style-name="ce15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2" table:style-name="ce8" office:value-type="float" office:value="0.048" calcext:value-type="float">
            <text:p>0.048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46" calcext:value-type="float">
            <text:p>0.046</text:p>
          </table:table-cell>
          <table:table-cell table:number-columns-repeated="2" table:style-name="ce8" office:value-type="float" office:value="0.047" calcext:value-type="float">
            <text:p>0.047</text:p>
          </table:table-cell>
          <table:table-cell table:style-name="ce14" table:number-columns-repeated="6"/>
          <table:table-cell table:style-name="ce15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float" office:value="0.05" calcext:value-type="float">
            <text:p>0.05</text:p>
          </table:table-cell>
          <table:table-cell table:number-columns-repeated="2" table:style-name="ce8" office:value-type="float" office:value="0.049" calcext:value-type="float">
            <text:p>0.049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48" calcext:value-type="float">
            <text:p>0.048</text:p>
          </table:table-cell>
          <table:table-cell table:style-name="ce14" table:number-columns-repeated="6"/>
          <table:table-cell table:style-name="ce15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CA order</text:p>
          </table:table-cell>
          <table:table-cell table:number-columns-repeated="10"/>
          <table:table-cell office:value-type="string" calcext:value-type="string">
            <text:p>G and H rows are blank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-2-1</text:p>
          </table:table-cell>
          <table:table-cell office:value-type="string" calcext:value-type="string">
            <text:p>1-3-3</text:p>
          </table:table-cell>
          <table:table-cell office:value-type="string" calcext:value-type="string">
            <text:p>3-3-8</text:p>
          </table:table-cell>
          <table:table-cell office:value-type="string" calcext:value-type="string">
            <text:p>1A31</text:p>
          </table:table-cell>
          <table:table-cell office:value-type="string" calcext:value-type="string">
            <text:p>MCL1</text:p>
          </table:table-cell>
          <table:table-cell office:value-type="string" calcext:value-type="string">
            <text:p>5-2-7</text:p>
          </table:table-cell>
          <table:table-cell office:value-type="string" calcext:value-type="string">
            <text:p>5-3-5</text:p>
          </table:table-cell>
          <table:table-cell office:value-type="string" calcext:value-type="string">
            <text:p>NoT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1-2-1</text:p>
          </table:table-cell>
          <table:table-cell office:value-type="string" calcext:value-type="string">
            <text:p>1-3-3</text:p>
          </table:table-cell>
          <table:table-cell office:value-type="string" calcext:value-type="string">
            <text:p>3-3-8</text:p>
          </table:table-cell>
          <table:table-cell office:value-type="string" calcext:value-type="string">
            <text:p>1A31</text:p>
          </table:table-cell>
          <table:table-cell office:value-type="string" calcext:value-type="string">
            <text:p>MCL1</text:p>
          </table:table-cell>
          <table:table-cell office:value-type="string" calcext:value-type="string">
            <text:p>5-2-7</text:p>
          </table:table-cell>
          <table:table-cell office:value-type="string" calcext:value-type="string">
            <text:p>5-3-5</text:p>
          </table:table-cell>
          <table:table-cell office:value-type="string" calcext:value-type="string">
            <text:p>NoT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132L</text:p>
          </table:table-cell>
          <table:table-cell office:value-type="string" calcext:value-type="string">
            <text:p>1A32</text:p>
          </table:table-cell>
          <table:table-cell office:value-type="string" calcext:value-type="string">
            <text:p>1A32-2</text:p>
          </table:table-cell>
          <table:table-cell office:value-type="string" calcext:value-type="string">
            <text:p>Cp8B1</text:p>
          </table:table-cell>
          <table:table-cell office:value-type="string" calcext:value-type="string">
            <text:p>3-2-2</text:p>
          </table:table-cell>
          <table:table-cell office:value-type="string" calcext:value-type="string">
            <text:p>5-3-3</text:p>
          </table:table-cell>
          <table:table-cell office:value-type="string" calcext:value-type="string">
            <text:p>GpA</text:p>
          </table:table-cell>
          <table:table-cell office:value-type="string" calcext:value-type="string">
            <text:p>3-3-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132L</text:p>
          </table:table-cell>
          <table:table-cell office:value-type="string" calcext:value-type="string">
            <text:p>1A32</text:p>
          </table:table-cell>
          <table:table-cell office:value-type="string" calcext:value-type="string">
            <text:p>1A32-2</text:p>
          </table:table-cell>
          <table:table-cell office:value-type="string" calcext:value-type="string">
            <text:p>Cp8B1</text:p>
          </table:table-cell>
          <table:table-cell office:value-type="string" calcext:value-type="string">
            <text:p>3-2-2</text:p>
          </table:table-cell>
          <table:table-cell office:value-type="string" calcext:value-type="string">
            <text:p>5-3-3</text:p>
          </table:table-cell>
          <table:table-cell office:value-type="string" calcext:value-type="string">
            <text:p>GpA</text:p>
          </table:table-cell>
          <table:table-cell office:value-type="string" calcext:value-type="string">
            <text:p>3-3-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s</text:p>
          </table:table-cell>
          <table:table-cell table:number-columns-repeated="1023"/>
        </table:table-row>
        <table:table-row table:style-name="ro1">
          <table:table-cell/>
          <table:table-cell table:formula="of:=AVERAGE([.B2:.B3])" office:value-type="float" office:value="1.119" calcext:value-type="float">
            <text:p>1.119</text:p>
          </table:table-cell>
          <table:table-cell table:formula="of:=AVERAGE([.C2:.C3])" office:value-type="float" office:value="1.159" calcext:value-type="float">
            <text:p>1.159</text:p>
          </table:table-cell>
          <table:table-cell table:formula="of:=AVERAGE([.D2:.D3])" office:value-type="float" office:value="0.9875" calcext:value-type="float">
            <text:p>0.9875</text:p>
          </table:table-cell>
          <table:table-cell table:formula="of:=AVERAGE([.E2:.E3])" office:value-type="float" office:value="0.782" calcext:value-type="float">
            <text:p>0.782</text:p>
          </table:table-cell>
          <table:table-cell table:formula="of:=AVERAGE([.F2:.F3])" office:value-type="float" office:value="0.647" calcext:value-type="float">
            <text:p>0.647</text:p>
          </table:table-cell>
          <table:table-cell table:formula="of:=AVERAGE([.G2:.G3])" office:value-type="float" office:value="0.397" calcext:value-type="float">
            <text:p>0.397</text:p>
          </table:table-cell>
          <table:table-cell table:formula="of:=AVERAGE([.H2:.H3])" office:value-type="float" office:value="0.2455" calcext:value-type="float">
            <text:p>0.2455</text:p>
          </table:table-cell>
          <table:table-cell table:formula="of:=AVERAGE([.I2:.I3])" office:value-type="float" office:value="0.097" calcext:value-type="float">
            <text:p>0.097</text:p>
          </table:table-cell>
          <table:table-cell table:formula="of:=AVERAGE([.J2:.J3])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formula="of:=AVERAGE([.B4:.B5])" office:value-type="float" office:value="0.494" calcext:value-type="float">
            <text:p>0.494</text:p>
          </table:table-cell>
          <table:table-cell table:formula="of:=AVERAGE([.C4:.C5])" office:value-type="float" office:value="0.707" calcext:value-type="float">
            <text:p>0.707</text:p>
          </table:table-cell>
          <table:table-cell table:formula="of:=AVERAGE([.D4:.D5])" office:value-type="float" office:value="0.714" calcext:value-type="float">
            <text:p>0.714</text:p>
          </table:table-cell>
          <table:table-cell table:formula="of:=AVERAGE([.E4:.E5])" office:value-type="float" office:value="0.7275" calcext:value-type="float">
            <text:p>0.7275</text:p>
          </table:table-cell>
          <table:table-cell table:formula="of:=AVERAGE([.F4:.F5])" office:value-type="float" office:value="0.753" calcext:value-type="float">
            <text:p>0.753</text:p>
          </table:table-cell>
          <table:table-cell table:formula="of:=AVERAGE([.G4:.G5])" office:value-type="float" office:value="0.6035" calcext:value-type="float">
            <text:p>0.6035</text:p>
          </table:table-cell>
          <table:table-cell table:formula="of:=AVERAGE([.H4:.H5])" office:value-type="float" office:value="0.718" calcext:value-type="float">
            <text:p>0.718</text:p>
          </table:table-cell>
          <table:table-cell table:formula="of:=AVERAGE([.I4:.I5])" office:value-type="float" office:value="0.7375" calcext:value-type="float">
            <text:p>0.73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AVERAGE([.B6:.B7])" office:value-type="float" office:value="0.719" calcext:value-type="float">
            <text:p>0.719</text:p>
          </table:table-cell>
          <table:table-cell table:formula="of:=AVERAGE([.C6:.C7])" office:value-type="float" office:value="0.592" calcext:value-type="float">
            <text:p>0.592</text:p>
          </table:table-cell>
          <table:table-cell table:formula="of:=AVERAGE([.D6:.D7])" office:value-type="float" office:value="0.6075" calcext:value-type="float">
            <text:p>0.6075</text:p>
          </table:table-cell>
          <table:table-cell table:formula="of:=AVERAGE([.E6:.E7])" office:value-type="float" office:value="0.653" calcext:value-type="float">
            <text:p>0.653</text:p>
          </table:table-cell>
          <table:table-cell table:formula="of:=AVERAGE([.F6:.F7])" office:value-type="float" office:value="0.6385" calcext:value-type="float">
            <text:p>0.6385</text:p>
          </table:table-cell>
          <table:table-cell table:formula="of:=AVERAGE([.G6:.G7])" office:value-type="float" office:value="0.803" calcext:value-type="float">
            <text:p>0.803</text:p>
          </table:table-cell>
          <table:table-cell table:formula="of:=AVERAGE([.H6:.H7])" office:value-type="float" office:value="0.809" calcext:value-type="float">
            <text:p>0.809</text:p>
          </table:table-cell>
          <table:table-cell table:formula="of:=AVERAGE([.I6:.I7])" office:value-type="float" office:value="0.739" calcext:value-type="float">
            <text:p>0.73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er well western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Concentration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CA</text:p>
          </table:table-cell>
          <table:table-cell office:value-type="string" calcext:value-type="string">
            <text:p>Protein concentration by BCA assay (ug/mL)</text:p>
          </table:table-cell>
          <table:table-cell office:value-type="string" calcext:value-type="string">
            <text:p>Normalize to lowest</text:p>
          </table:table-cell>
          <table:table-cell office:value-type="string" calcext:value-type="string">
            <text:p>Normalize per well</text:p>
          </table:table-cell>
          <table:table-cell office:value-type="string" calcext:value-type="string">
            <text:p>Fill H2O per well</text:p>
          </table:table-cell>
          <table:table-cell table:number-columns-repeated="3"/>
          <table:table-cell office:value-type="string" calcext:value-type="string">
            <text:p>BSA (ug/mL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-2-1</text:p>
          </table:table-cell>
          <table:table-cell office:value-type="float" office:value="0.494" calcext:value-type="float">
            <text:p>0.494</text:p>
          </table:table-cell>
          <table:table-cell table:formula="of:=1262.833*[.B28]-171.862" office:value-type="float" office:value="451.977502" calcext:value-type="float">
            <text:p>451.977502</text:p>
          </table:table-cell>
          <table:table-cell table:formula="of:=[.C28]/[.$C$28]" office:value-type="float" office:value="1" calcext:value-type="float">
            <text:p>1</text:p>
          </table:table-cell>
          <table:table-cell table:formula="of:=[.$B$26]/[.D28]" office:value-type="float" office:value="10" calcext:value-type="float">
            <text:p>10</text:p>
          </table:table-cell>
          <table:table-cell table:formula="of:=[.$B$26]-[.E28]" office:value-type="float" office:value="0" calcext:value-type="float">
            <text:p>0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1.119" calcext:value-type="float">
            <text:p>1.119</text:p>
          </table:table-cell>
          <table:table-cell office:value-type="float" office:value="2000" calcext:value-type="float">
            <text:p>2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-3-3</text:p>
          </table:table-cell>
          <table:table-cell office:value-type="float" office:value="0.707" calcext:value-type="float">
            <text:p>0.707</text:p>
          </table:table-cell>
          <table:table-cell table:formula="of:=1262.833*[.B29]-171.862" office:value-type="float" office:value="720.960931" calcext:value-type="float">
            <text:p>720.960931</text:p>
          </table:table-cell>
          <table:table-cell table:formula="of:=[.C29]/[.$C$28]" office:value-type="float" office:value="1.59512570384532" calcext:value-type="float">
            <text:p>1.59512570384532</text:p>
          </table:table-cell>
          <table:table-cell table:formula="of:=ROUND([.$B$26]/[.D29];2)" office:value-type="float" office:value="6.27" calcext:value-type="float">
            <text:p>6.27</text:p>
          </table:table-cell>
          <table:table-cell table:formula="of:=[.$B$26]-[.E29]" office:value-type="float" office:value="3.73" calcext:value-type="float">
            <text:p>3.73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1.159" calcext:value-type="float">
            <text:p>1.159</text:p>
          </table:table-cell>
          <table:table-cell office:value-type="float" office:value="1500" calcext:value-type="float">
            <text:p>1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-3-8</text:p>
          </table:table-cell>
          <table:table-cell office:value-type="float" office:value="0.714" calcext:value-type="float">
            <text:p>0.714</text:p>
          </table:table-cell>
          <table:table-cell table:formula="of:=1262.833*[.B30]-171.862" office:value-type="float" office:value="729.800762" calcext:value-type="float">
            <text:p>729.800762</text:p>
          </table:table-cell>
          <table:table-cell table:formula="of:=[.C30]/[.$C$28]" office:value-type="float" office:value="1.61468382556794" calcext:value-type="float">
            <text:p>1.61468382556794</text:p>
          </table:table-cell>
          <table:table-cell table:formula="of:=ROUND([.$B$26]/[.D30];2)" office:value-type="float" office:value="6.19" calcext:value-type="float">
            <text:p>6.19</text:p>
          </table:table-cell>
          <table:table-cell table:formula="of:=[.$B$26]-[.E30]" office:value-type="float" office:value="3.81" calcext:value-type="float">
            <text:p>3.81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0.9875" calcext:value-type="float">
            <text:p>0.9875</text:p>
          </table:table-cell>
          <table:table-cell office:value-type="float" office:value="1000" calcext:value-type="float">
            <text:p>1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A31</text:p>
          </table:table-cell>
          <table:table-cell office:value-type="float" office:value="0.7275" calcext:value-type="float">
            <text:p>0.7275</text:p>
          </table:table-cell>
          <table:table-cell table:formula="of:=1262.833*[.B31]-171.862" office:value-type="float" office:value="746.8490075" calcext:value-type="float">
            <text:p>746.8490075</text:p>
          </table:table-cell>
          <table:table-cell table:formula="of:=[.C31]/[.$C$28]" office:value-type="float" office:value="1.6524030603187" calcext:value-type="float">
            <text:p>1.6524030603187</text:p>
          </table:table-cell>
          <table:table-cell table:formula="of:=ROUND([.$B$26]/[.D31];2)" office:value-type="float" office:value="6.05" calcext:value-type="float">
            <text:p>6.05</text:p>
          </table:table-cell>
          <table:table-cell table:formula="of:=[.$B$26]-[.E31]" office:value-type="float" office:value="3.95" calcext:value-type="float">
            <text:p>3.95</text:p>
          </table:table-cell>
          <table:table-cell/>
          <table:table-cell office:value-type="string" calcext:value-type="string">
            <text:p>S4</text:p>
          </table:table-cell>
          <table:table-cell office:value-type="float" office:value="0.782" calcext:value-type="float">
            <text:p>0.782</text:p>
          </table:table-cell>
          <table:table-cell office:value-type="float" office:value="750" calcext:value-type="float">
            <text:p>7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CL1</text:p>
          </table:table-cell>
          <table:table-cell office:value-type="float" office:value="0.753" calcext:value-type="float">
            <text:p>0.753</text:p>
          </table:table-cell>
          <table:table-cell table:formula="of:=1262.833*[.B32]-171.862" office:value-type="float" office:value="779.051249" calcext:value-type="float">
            <text:p>779.051249</text:p>
          </table:table-cell>
          <table:table-cell table:formula="of:=[.C32]/[.$C$28]" office:value-type="float" office:value="1.7236505037368" calcext:value-type="float">
            <text:p>1.7236505037368</text:p>
          </table:table-cell>
          <table:table-cell table:formula="of:=ROUND([.$B$26]/[.D32];2)" office:value-type="float" office:value="5.8" calcext:value-type="float">
            <text:p>5.8</text:p>
          </table:table-cell>
          <table:table-cell table:formula="of:=[.$B$26]-[.E32]" office:value-type="float" office:value="4.2" calcext:value-type="float">
            <text:p>4.2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0.647" calcext:value-type="float">
            <text:p>0.647</text:p>
          </table:table-cell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-2-7</text:p>
          </table:table-cell>
          <table:table-cell office:value-type="float" office:value="0.6035" calcext:value-type="float">
            <text:p>0.6035</text:p>
          </table:table-cell>
          <table:table-cell table:formula="of:=1262.833*[.B33]-171.862" office:value-type="float" office:value="590.2577155" calcext:value-type="float">
            <text:p>590.2577155</text:p>
          </table:table-cell>
          <table:table-cell table:formula="of:=[.C33]/[.$C$28]" office:value-type="float" office:value="1.3059449040895" calcext:value-type="float">
            <text:p>1.3059449040895</text:p>
          </table:table-cell>
          <table:table-cell table:formula="of:=ROUND([.$B$26]/[.D33];2)" office:value-type="float" office:value="7.66" calcext:value-type="float">
            <text:p>7.66</text:p>
          </table:table-cell>
          <table:table-cell table:formula="of:=[.$B$26]-[.E33]" office:value-type="float" office:value="2.34" calcext:value-type="float">
            <text:p>2.34</text:p>
          </table:table-cell>
          <table:table-cell/>
          <table:table-cell office:value-type="string" calcext:value-type="string">
            <text:p>S6</text:p>
          </table:table-cell>
          <table:table-cell office:value-type="float" office:value="0.397" calcext:value-type="float">
            <text:p>0.397</text:p>
          </table:table-cell>
          <table:table-cell office:value-type="float" office:value="250" calcext:value-type="float">
            <text:p>2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-3-5</text:p>
          </table:table-cell>
          <table:table-cell office:value-type="float" office:value="0.718" calcext:value-type="float">
            <text:p>0.718</text:p>
          </table:table-cell>
          <table:table-cell table:formula="of:=1262.833*[.B34]-171.862" office:value-type="float" office:value="734.852094" calcext:value-type="float">
            <text:p>734.852094</text:p>
          </table:table-cell>
          <table:table-cell table:formula="of:=[.C34]/[.$C$28]" office:value-type="float" office:value="1.62585989512372" calcext:value-type="float">
            <text:p>1.62585989512372</text:p>
          </table:table-cell>
          <table:table-cell table:formula="of:=ROUND([.$B$26]/[.D34];2)" office:value-type="float" office:value="6.15" calcext:value-type="float">
            <text:p>6.15</text:p>
          </table:table-cell>
          <table:table-cell table:formula="of:=[.$B$26]-[.E34]" office:value-type="float" office:value="3.85" calcext:value-type="float">
            <text:p>3.85</text:p>
          </table:table-cell>
          <table:table-cell/>
          <table:table-cell office:value-type="string" calcext:value-type="string">
            <text:p>S7</text:p>
          </table:table-cell>
          <table:table-cell office:value-type="float" office:value="0.2455" calcext:value-type="float">
            <text:p>0.2455</text:p>
          </table:table-cell>
          <table:table-cell office:value-type="float" office:value="125" calcext:value-type="float">
            <text:p>1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TM</text:p>
          </table:table-cell>
          <table:table-cell office:value-type="float" office:value="0.7375" calcext:value-type="float">
            <text:p>0.7375</text:p>
          </table:table-cell>
          <table:table-cell table:formula="of:=1262.833*[.B35]-171.862" office:value-type="float" office:value="759.4773375" calcext:value-type="float">
            <text:p>759.4773375</text:p>
          </table:table-cell>
          <table:table-cell table:formula="of:=[.C35]/[.$C$28]" office:value-type="float" office:value="1.68034323420815" calcext:value-type="float">
            <text:p>1.68034323420815</text:p>
          </table:table-cell>
          <table:table-cell table:formula="of:=ROUND([.$B$26]/[.D35];2)" office:value-type="float" office:value="5.95" calcext:value-type="float">
            <text:p>5.95</text:p>
          </table:table-cell>
          <table:table-cell table:formula="of:=[.$B$26]-[.E35]" office:value-type="float" office:value="4.05" calcext:value-type="float">
            <text:p>4.05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0.097" calcext:value-type="float">
            <text:p>0.09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132L</text:p>
          </table:table-cell>
          <table:table-cell office:value-type="float" office:value="0.719" calcext:value-type="float">
            <text:p>0.719</text:p>
          </table:table-cell>
          <table:table-cell table:formula="of:=1262.833*[.B36]-171.862" office:value-type="float" office:value="736.114927" calcext:value-type="float">
            <text:p>736.114927</text:p>
          </table:table-cell>
          <table:table-cell table:formula="of:=[.C36]/[.$C$28]" office:value-type="float" office:value="1.62865391251266" calcext:value-type="float">
            <text:p>1.62865391251266</text:p>
          </table:table-cell>
          <table:table-cell table:formula="of:=ROUND([.$B$26]/[.D36];2)" office:value-type="float" office:value="6.14" calcext:value-type="float">
            <text:p>6.14</text:p>
          </table:table-cell>
          <table:table-cell table:formula="of:=[.$B$26]-[.E36]" office:value-type="float" office:value="3.86" calcext:value-type="float">
            <text:p>3.86</text:p>
          </table:table-cell>
          <table:table-cell/>
          <table:table-cell office:value-type="string" calcext:value-type="string">
            <text:p>S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A32</text:p>
          </table:table-cell>
          <table:table-cell office:value-type="float" office:value="0.592" calcext:value-type="float">
            <text:p>0.592</text:p>
          </table:table-cell>
          <table:table-cell table:formula="of:=1262.833*[.B37]-171.862" office:value-type="float" office:value="575.735136" calcext:value-type="float">
            <text:p>575.735136</text:p>
          </table:table-cell>
          <table:table-cell table:formula="of:=[.C37]/[.$C$28]" office:value-type="float" office:value="1.27381370411663" calcext:value-type="float">
            <text:p>1.27381370411663</text:p>
          </table:table-cell>
          <table:table-cell table:formula="of:=ROUND([.$B$26]/[.D37];2)" office:value-type="float" office:value="7.85" calcext:value-type="float">
            <text:p>7.85</text:p>
          </table:table-cell>
          <table:table-cell table:formula="of:=[.$B$26]-[.E37]" office:value-type="float" office:value="2.15" calcext:value-type="float">
            <text:p>2.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A32-2</text:p>
          </table:table-cell>
          <table:table-cell office:value-type="float" office:value="0.6075" calcext:value-type="float">
            <text:p>0.6075</text:p>
          </table:table-cell>
          <table:table-cell table:formula="of:=1262.833*[.B38]-171.862" office:value-type="float" office:value="595.3090475" calcext:value-type="float">
            <text:p>595.3090475</text:p>
          </table:table-cell>
          <table:table-cell table:formula="of:=[.C38]/[.$C$28]" office:value-type="float" office:value="1.31712097364528" calcext:value-type="float">
            <text:p>1.31712097364528</text:p>
          </table:table-cell>
          <table:table-cell table:formula="of:=ROUND([.$B$26]/[.D38];2)" office:value-type="float" office:value="7.59" calcext:value-type="float">
            <text:p>7.59</text:p>
          </table:table-cell>
          <table:table-cell table:formula="of:=[.$B$26]-[.E38]" office:value-type="float" office:value="2.41" calcext:value-type="float">
            <text:p>2.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p8B1</text:p>
          </table:table-cell>
          <table:table-cell office:value-type="float" office:value="0.653" calcext:value-type="float">
            <text:p>0.653</text:p>
          </table:table-cell>
          <table:table-cell table:formula="of:=1262.833*[.B39]-171.862" office:value-type="float" office:value="652.767949" calcext:value-type="float">
            <text:p>652.767949</text:p>
          </table:table-cell>
          <table:table-cell table:formula="of:=[.C39]/[.$C$28]" office:value-type="float" office:value="1.44424876484228" calcext:value-type="float">
            <text:p>1.44424876484228</text:p>
          </table:table-cell>
          <table:table-cell table:formula="of:=ROUND([.$B$26]/[.D39];2)" office:value-type="float" office:value="6.92" calcext:value-type="float">
            <text:p>6.92</text:p>
          </table:table-cell>
          <table:table-cell table:formula="of:=[.$B$26]-[.E39]" office:value-type="float" office:value="3.08" calcext:value-type="float">
            <text:p>3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-2-2</text:p>
          </table:table-cell>
          <table:table-cell office:value-type="float" office:value="0.6385" calcext:value-type="float">
            <text:p>0.6385</text:p>
          </table:table-cell>
          <table:table-cell table:formula="of:=1262.833*[.B40]-171.862" office:value-type="float" office:value="634.4568705" calcext:value-type="float">
            <text:p>634.4568705</text:p>
          </table:table-cell>
          <table:table-cell table:formula="of:=[.C40]/[.$C$28]" office:value-type="float" office:value="1.40373551270258" calcext:value-type="float">
            <text:p>1.40373551270258</text:p>
          </table:table-cell>
          <table:table-cell table:formula="of:=ROUND([.$B$26]/[.D40];2)" office:value-type="float" office:value="7.12" calcext:value-type="float">
            <text:p>7.12</text:p>
          </table:table-cell>
          <table:table-cell table:formula="of:=[.$B$26]-[.E40]" office:value-type="float" office:value="2.88" calcext:value-type="float">
            <text:p>2.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-3-3</text:p>
          </table:table-cell>
          <table:table-cell office:value-type="float" office:value="0.803" calcext:value-type="float">
            <text:p>0.803</text:p>
          </table:table-cell>
          <table:table-cell table:formula="of:=1262.833*[.B41]-171.862" office:value-type="float" office:value="842.192899" calcext:value-type="float">
            <text:p>842.192899</text:p>
          </table:table-cell>
          <table:table-cell table:formula="of:=[.C41]/[.$C$28]" office:value-type="float" office:value="1.86335137318406" calcext:value-type="float">
            <text:p>1.86335137318406</text:p>
          </table:table-cell>
          <table:table-cell table:formula="of:=ROUND([.$B$26]/[.D41];2)" office:value-type="float" office:value="5.37" calcext:value-type="float">
            <text:p>5.37</text:p>
          </table:table-cell>
          <table:table-cell table:formula="of:=[.$B$26]-[.E41]" office:value-type="float" office:value="4.63" calcext:value-type="float">
            <text:p>4.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A</text:p>
          </table:table-cell>
          <table:table-cell office:value-type="float" office:value="0.809" calcext:value-type="float">
            <text:p>0.809</text:p>
          </table:table-cell>
          <table:table-cell table:formula="of:=1262.833*[.B42]-171.862" office:value-type="float" office:value="849.769897" calcext:value-type="float">
            <text:p>849.769897</text:p>
          </table:table-cell>
          <table:table-cell table:formula="of:=[.C42]/[.$C$28]" office:value-type="float" office:value="1.88011547751773" calcext:value-type="float">
            <text:p>1.88011547751773</text:p>
          </table:table-cell>
          <table:table-cell table:formula="of:=ROUND([.$B$26]/[.D42];2)" office:value-type="float" office:value="5.32" calcext:value-type="float">
            <text:p>5.32</text:p>
          </table:table-cell>
          <table:table-cell table:formula="of:=[.$B$26]-[.E42]" office:value-type="float" office:value="4.68" calcext:value-type="float">
            <text:p>4.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-3-4</text:p>
          </table:table-cell>
          <table:table-cell office:value-type="float" office:value="0.739" calcext:value-type="float">
            <text:p>0.739</text:p>
          </table:table-cell>
          <table:table-cell table:formula="of:=1262.833*[.B43]-171.862" office:value-type="float" office:value="761.371587" calcext:value-type="float">
            <text:p>761.371587</text:p>
          </table:table-cell>
          <table:table-cell table:formula="of:=[.C43]/[.$C$28]" office:value-type="float" office:value="1.68453426029157" calcext:value-type="float">
            <text:p>1.68453426029157</text:p>
          </table:table-cell>
          <table:table-cell table:formula="of:=ROUND([.$B$26]/[.D43];2)" office:value-type="float" office:value="5.94" calcext:value-type="float">
            <text:p>5.94</text:p>
          </table:table-cell>
          <table:table-cell table:formula="of:=[.$B$26]-[.E43]" office:value-type="float" office:value="4.06" calcext:value-type="float">
            <text:p>4.06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LBERT LOISEAU</meta:initial-creator>
    <meta:creation-date>2023-09-10T19:00:17</meta:creation-date>
    <dc:date>2023-09-11T15:36:45.802382890</dc:date>
    <meta:generator>LibreOffice/7.3.7.2$Linux_X86_64 LibreOffice_project/30$Build-2</meta:generator>
    <meta:editing-duration>PT23M32S</meta:editing-duration>
    <meta:editing-cycles>3</meta:editing-cycles>
    <meta:print-date>2023-09-11T15:28:29.406856816</meta:print-date>
    <meta:document-statistic meta:table-count="1" meta:cell-count="300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Sheet1.I29:Sheet1.J36" svg:x="0.32cm" svg:y="0.18cm" svg:width="11.317cm" svg:height="8.64cm">
          <chart:coordinate-region svg:x="1.312cm" svg:y="0.379cm" svg:width="10.0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9:Sheet1.J36" chart:class="chart:scatter">
            <chart:domain table:cell-range-address="Sheet1.I29:Sheet1.I36"/>
            <chart:regression-curve chart:style-name="ch8">
              <chart:equation chart:display-equation="true" chart:display-r-square="true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9">
                <text:p>1.159</text:p>
                <draw:g>
                  <svg:desc>Sheet1.I29:Sheet1.I36</svg:desc>
                </draw:g>
              </table:table-cell>
              <table:table-cell office:value-type="float" office:value="1500">
                <text:p>1500</text:p>
                <draw:g>
                  <svg:desc>Sheet1.J29:Sheet1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5">
                <text:p>0.98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2">
                <text:p>0.78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7">
                <text:p>0.6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">
                <text:p>0.39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55">
                <text:p>0.24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">
                <text:p>0.0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